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fc97" officeooo:paragraph-rsid="0008fc97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08fc97" officeooo:paragraph-rsid="0008fc97" fo:background-color="#1e1e1e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5" style:family="paragraph" style:parent-style-name="Standard">
      <style:text-properties officeooo:rsid="000a8c0d" officeooo:paragraph-rsid="000a8c0d"/>
    </style:style>
    <style:style style:name="P6" style:family="paragraph" style:parent-style-name="Standard">
      <style:text-properties fo:color="#c9211e" loext:opacity="100%" fo:font-style="italic" fo:font-weight="bold" officeooo:rsid="000dd06d" officeooo:paragraph-rsid="000dd06d" style:font-style-asian="italic" style:font-weight-asian="bold" style:font-style-complex="italic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fc1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When an eventhandler is placed it stays there until its html is change if changed it will remove its self so for that we have to call it again</text:p>
      <text:p text:style-name="P1"/>
      <text:p text:style-name="P1"/>
      <text:p text:style-name="P3"><text:span text:style-name="T1">function</text:span> <text:span text:style-name="T2">WorkspaceEvent</text:span>(){</text:p>
      <text:p text:style-name="P2"><text:span text:style-name="T3">change</text:span> = <text:span text:style-name="T4">"workspacePath"</text:span></text:p>
      <text:p text:style-name="P2"><text:span text:style-name="T5">changeInP</text:span>.<text:span text:style-name="T3">innerText</text:span> = <text:span text:style-name="T4">"WORKSPACE"</text:span>;</text:p>
      <text:p text:style-name="P2"><text:span text:style-name="T5">addUsingJs</text:span>.<text:span text:style-name="T3">innerHTML</text:span> = <text:span text:style-name="T2">addUsingJsHtmlSnippet</text:span>(<text:span text:style-name="T3">change</text:span>);</text:p>
      <text:p text:style-name="P2"><text:span text:style-name="T1">let</text:span> <text:span text:style-name="T3">topConnect</text:span> = <text:span text:style-name="T3">document</text:span>.<text:span text:style-name="T2">getElementById</text:span>(<text:span text:style-name="T4">'connect'</text:span>);</text:p>
      <text:p text:style-name="P2"><text:span text:style-name="T1">let</text:span> <text:span text:style-name="T3">topUserInput</text:span> = <text:span text:style-name="T3">document</text:span>.<text:span text:style-name="T2">getElementById</text:span>(<text:span text:style-name="T4">'UserInput'</text:span>);</text:p>
      <text:p text:style-name="P2"><text:span text:style-name="T3">topConnect</text:span>.<text:span text:style-name="T2">addEventListener</text:span>(<text:span text:style-name="T4">'click'</text:span>,()<text:span text:style-name="T1">=&gt;</text:span>{</text:p>
      <text:p text:style-name="P2"><text:span text:style-name="T1">var</text:span> <text:span text:style-name="T3">textTopConnectButton</text:span> = <text:span text:style-name="T3">topUserInput</text:span>.<text:span text:style-name="T3">value</text:span>;</text:p>
      <text:p text:style-name="P2"><text:span text:style-name="T3">topUserInput</text:span>.<text:span text:style-name="T3">value</text:span> = <text:span text:style-name="T4">""</text:span>;</text:p>
      <text:p text:style-name="P2"><text:span text:style-name="T2">fetch</text:span>(<text:span text:style-name="T4">'http://localhost:3000/fileInfo'</text:span>,{</text:p>
      <text:p text:style-name="P2"><text:span text:style-name="T3">method:</text:span><text:span text:style-name="T4">'POST'</text:span>,</text:p>
      <text:p text:style-name="P2"><text:span text:style-name="T3">headers:</text:span>{</text:p>
      <text:p text:style-name="P2"><text:span text:style-name="T4">'Content-Type'</text:span><text:span text:style-name="T3">:</text:span> <text:span text:style-name="T4">'application/json'</text:span></text:p>
      <text:p text:style-name="P2">},</text:p>
      <text:p text:style-name="P2"><text:span text:style-name="T3">body:</text:span> <text:span text:style-name="T3">JSON</text:span>.<text:span text:style-name="T2">stringify</text:span>({<text:span text:style-name="T3">path:textTopConnectButton</text:span>})</text:p>
      <text:p text:style-name="P2">})</text:p>
      <text:p text:style-name="P2">.<text:span text:style-name="T2">then</text:span>(<text:span text:style-name="T3">response</text:span> <text:span text:style-name="T1">=&gt;</text:span> <text:span text:style-name="T3">response</text:span>.<text:span text:style-name="T2">json</text:span>())</text:p>
      <text:p text:style-name="P2">.<text:span text:style-name="T2">then</text:span>(<text:span text:style-name="T3">data</text:span> <text:span text:style-name="T1">=&gt;</text:span> {</text:p>
      <text:p text:style-name="P2"><text:span text:style-name="T1">let</text:span> <text:span text:style-name="T3">responseFromFile</text:span> = <text:span text:style-name="T3">data</text:span>;</text:p>
      <text:p text:style-name="P2"><text:span text:style-name="T3">console</text:span>.<text:span text:style-name="T2">log</text:span>(<text:span text:style-name="T3">data</text:span>);</text:p>
      <text:p text:style-name="P2">})</text:p>
      <text:p text:style-name="P2">.<text:span text:style-name="T2">catch</text:span>((<text:span text:style-name="T3">error</text:span>) <text:span text:style-name="T1">=&gt;</text:span>{</text:p>
      <text:p text:style-name="P2"><text:span text:style-name="T3">console</text:span>.<text:span text:style-name="T2">error</text:span>(<text:span text:style-name="T3">error</text:span>);</text:p>
      <text:p text:style-name="P2">})</text:p>
      <text:p text:style-name="P4">//will get a response if success 200</text:p>
      <text:p text:style-name="P2">});</text:p>
      <text:p text:style-name="P2"><text:span text:style-name="T5">cardInsertion</text:span>.<text:span text:style-name="T3">innerHTML</text:span> = <text:span text:style-name="T5">cardInsertionHtmlSnippet</text:span>;</text:p>
      <text:p text:style-name="P2">}</text:p>
      <text:p text:style-name="P2"/>
      <text:p text:style-name="P5">like this in the function , once i had placed the document.getElement(‘connect) ,, outside but i started have the poblem like when i called an event like workspaceEvent it changes html after which topConnect event didnt work ..</text:p>
      <text:p text:style-name="P5"/>
      <text:p text:style-name="P6">new changes need a more better way for thi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3-08-04T13:14:45.309861767</dc:date>
    <meta:editing-duration>PT3M33S</meta:editing-duration>
    <meta:editing-cycles>6</meta:editing-cycles>
    <meta:document-statistic meta:table-count="0" meta:image-count="0" meta:object-count="0" meta:page-count="1" meta:paragraph-count="31" meta:word-count="140" meta:character-count="1148" meta:non-whitespace-character-count="1038"/>
  </office:meta>
</office:document-meta>
</file>